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" svg:font-family="'Times new roma'"/>
    <style:font-face style:name="Times new Roman" svg:font-family="'Times new Roman'" style:font-family-generic="roman"/>
    <style:font-face style:name="Abyssinica SIL" svg:font-family="'Abyssinica SIL'" style:font-pitch="variable"/>
    <style:font-face style:name="Chandas" svg:font-family="Chandas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byssinica SIL" fo:font-size="24pt" style:text-underline-style="solid" style:text-underline-width="auto" style:text-underline-color="font-color" fo:font-weight="bold" officeooo:rsid="001722b0" officeooo:paragraph-rsid="001722b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" fo:font-size="24pt" style:text-underline-style="solid" style:text-underline-width="auto" style:text-underline-color="font-color" fo:font-weight="bold" officeooo:rsid="001722b0" officeooo:paragraph-rsid="001722b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" fo:font-size="12pt" style:text-underline-style="none" fo:font-weight="normal" officeooo:rsid="001722b0" officeooo:paragraph-rsid="001722b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722b0" officeooo:paragraph-rsid="001722b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7cc35" officeooo:paragraph-rsid="0017cc3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1722b0" officeooo:paragraph-rsid="001722b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1722b0" officeooo:paragraph-rsid="001722b0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1722b0" officeooo:paragraph-rsid="00186c48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font-weight="bold" style:font-weight-asian="bold" style:font-weight-complex="bold"/>
    </style:style>
    <style:style style:name="T4" style:family="text">
      <style:text-properties style:text-line-through-style="none" style:text-line-through-type="none" officeooo:rsid="0017cc35"/>
    </style:style>
    <style:style style:name="T5" style:family="text">
      <style:text-properties style:text-line-through-style="none" style:text-line-through-type="none" officeooo:rsid="00186c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Miguel Ángel Liaño</text:p>
      <text:p text:style-name="P3">Francisco Javier Nanclares</text:p>
      <text:p text:style-name="P1"/>
      <text:p text:style-name="P1">EJERCICIOS DE CAPTURA DE TRÁFICO-WIRESHARK</text:p>
      <text:p text:style-name="P1"/>
      <text:p text:style-name="P7">Ejercicio1:</text:p>
      <text:p text:style-name="P4">Comenzamos abriendo la shell y ejecutamos wireshark con el comando <text:span text:style-name="T1">$ sudo wireshark-gtk</text:span> para poder realizar una captura en vivo, una vez abierto elegimos la interfaz por donde vamos a capturar el tráfico de paquetes.</text:p>
      <text:p text:style-name="P4">Comenzamos a capturar dicho tráfico pulsando el botón ‘Start’ y en una nueva terminal ejecutamos el comando <text:span text:style-name="T1">$ sudo hping3 -S </text:span><text:span text:style-name="T3">p 80 </text:span><text:a xlink:type="simple" xlink:href="http://www.uam.es/" text:style-name="Internet_20_link" text:visited-style-name="Visited_20_Internet_20_Link"><text:span text:style-name="T3">www.uam.es</text:span></text:a><text:span text:style-name="T2">, tras unos segundos paramos la captura pulsando el botón ‘Stop’, analizamos el tráfico a partir de la información facilitada por wireshark como el número del paquete, tiempo, fuente, destino, protocolo… A continuación guardamos la traza en un fichero con extensión .pcap (no pcapng).</text:span></text:p>
      <text:p text:style-name="P4"><text:span text:style-name="T2">Cerramos wireshark y lo volvemos a abrir con el fichero guardado </text:span><text:span text:style-name="T4">previamente, </text:span><text:span text:style-name="T2">donde se muestra de nuevo la información anterior, añadimos dos nuevas columnas (PO y PD) y ordenamos en orden descendiente con respecto a PO, </text:span><text:span text:style-name="T4">en mi caso uno de los paquetes tiene el valor PO=53, con la siguiente información:</text:span></text:p>
      <text:p text:style-name="P5"><text:span text:style-name="T2">No. = 4, Time = 0.006123, Source = 192.168.27.2, Destination = 192.138.27.128, Protocol = DNS, Length = 97, PO = 53, PD = 54150, Info = Standar Query response 0x3245 A </text:span><text:a xlink:type="simple" xlink:href="http://www.uam.es/" text:style-name="Internet_20_link" text:visited-style-name="Visited_20_Internet_20_Link"><text:span text:style-name="T2">www.uam.es</text:span></text:a><text:span text:style-name="T2"> A 150.244.214.237 OPT.</text:span></text:p>
      <text:p text:style-name="P5"><text:span text:style-name="T2"/></text:p>
      <text:p text:style-name="P8"><text:span text:style-name="T2">Ejercicio</text:span><text:span text:style-name="T5">2</text:span><text:span text:style-name="T2">:</text:span></text:p>
      <text:p text:style-name="P4"><text:span text:style-name="T2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" svg:font-family="'Times new roma'"/>
    <style:font-face style:name="Times new Roman" svg:font-family="'Times new Roman'" style:font-family-generic="roman"/>
    <style:font-face style:name="Abyssinica SIL" svg:font-family="'Abyssinica SIL'" style:font-pitch="variable"/>
    <style:font-face style:name="Chandas" svg:font-family="Chandas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2:42:49.001103630</meta:creation-date>
    <dc:date>2019-10-05T13:00:03.029648899</dc:date>
    <meta:editing-duration>PT6M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201" meta:character-count="1252" meta:non-whitespace-character-count="1060"/>
  </office:meta>
</office:document-meta>
</file>